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57in"/>
    </style:style>
    <style:style style:name="co2" style:family="table-column">
      <style:table-column-properties fo:break-before="auto" style:column-width="1.95in"/>
    </style:style>
    <style:style style:name="co3" style:family="table-column">
      <style:table-column-properties fo:break-before="auto" style:column-width="0.6874in"/>
    </style:style>
    <style:style style:name="co4" style:family="table-column">
      <style:table-column-properties fo:break-before="auto" style:column-width="0.7311in"/>
    </style:style>
    <style:style style:name="co5" style:family="table-column">
      <style:table-column-properties fo:break-before="auto" style:column-width="1.1228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>
            <text:p>Interior Theme</text:p>
          </table:table-cell>
          <table:table-cell office:value-type="string">
            <text:p>Obtained From</text:p>
          </table:table-cell>
          <table:table-cell office:value-type="string">
            <text:p>Sells For</text:p>
          </table:table-cell>
          <table:table-cell table:style-name="Default" office:value-type="string">
            <text:p>cataloged</text:p>
          </table:table-cell>
          <table:table-cell office:value-type="string">
            <text:p>name</text:p>
          </table:table-cell>
          <table:table-cell table:style-name="Default" office:value-type="string">
            <text:p>reorderabl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bow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Rustic, Trendy</text:p>
          </table:table-cell>
          <table:table-cell office:value-type="string">
            <text:p>Brewster (work at The Roost)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brews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buzz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clan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croa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dek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Fairy Tale, 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ding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dril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garg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gong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harmon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how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lamen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Fairy Tale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lullab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al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Rustic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bov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bow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Rustic, Trendy</text:p>
          </table:table-cell>
          <table:table-cell office:value-type="string">
            <text:p>Brewster (work at The Roost)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brews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buzz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clan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croa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dek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Fairy Tale, 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ding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din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dril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, Sci-Fi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ech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fizz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frea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gong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harmon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how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lamen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Fairy Tale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lullab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nebu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ob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oomb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perco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plin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polterg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Sci-Fi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puff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quaz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rus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spr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sputn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squelch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strumb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timpan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ga too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eta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al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bow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Rustic, Trendy</text:p>
          </table:table-cell>
          <table:table-cell office:value-type="string">
            <text:p>Brewster (work at The Roost)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brews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buzz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clan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croa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dek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Fairy Tale, 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ding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din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dril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Sci-Fi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ech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fizz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frea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garg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gong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harmon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how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lamen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Fairy Tale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lullab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meta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nebu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oomb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plin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polterg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Sci-Fi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puff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quaz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rhythm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rus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spr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sputn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squelch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strumb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timpan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too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mini warb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nebu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ob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oomb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plin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polterg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quaz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rhythm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rus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slim nebu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slim quaz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spr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sputn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Fairy Tale, 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squat ding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squat nebu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squelch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strumb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al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Rustic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bov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bow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Rustic, Trendy</text:p>
          </table:table-cell>
          <table:table-cell office:value-type="string">
            <text:p>Brewster (work at The Roost)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brews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buzz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clan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croak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Fairy Tale, 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ding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drop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ech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garg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gong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harmon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lamen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Fairy Tale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lullab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nebu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ob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oomb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perco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, Rustic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polterg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Quirk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puff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quaz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spr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ci-Fi, Toy Shop, Trendy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sputn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strumb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timpan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all warb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impan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Quirky, 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toot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Toy Shop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warbloid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Antique, Fairy Tale, Harmonious</text:p>
          </table:table-cell>
          <table:table-cell office:value-type="string">
            <text:p>Dig up with a shovel</text:p>
          </table:table-cell>
          <table:table-cell office:value-type="float" office:value="828">
            <text:p>828</text:p>
          </table:table-cell>
          <table:table-cell office:value-type="string">
            <text:p>False</text:p>
          </table:table-cell>
          <table:table-cell office:value-type="string">
            <text:p>wee dingloid</text:p>
          </table:table-cell>
          <table:table-cell office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92" meta:object-count="0"/>
    <meta:generator>LibreOffice/4.0.5.2$Windows_x86 LibreOffice_project/5464147a081647a250913f19c0715bca595af2f</meta:generator>
  </office:meta>
</office:document-meta>
</file>